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sd</text:p>
          </table:table-cell>
          <table:table-cell table:style-name="ce4" office:value-type="string">
            <text:p>:</text:p>
          </table:table-cell>
          <table:table-cell office:value-type="string">
            <text:p>f2</text:p>
          </table:table-cell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64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ss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32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sub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subps</text:p>
          </table:table-cell>
          <table:table-cell table:style-name="ce4" office:value-type="string">
            <text:p>:</text:p>
          </table:table-cell>
          <table:table-cell office:value-type="string">
            <text:p>f2</text:p>
          </table:table-cell>
          <table:table-cell table:style-name="ce4" office:value-type="string">
            <text:p>:</text:p>
          </table:table-cell>
          <table:table-cell office:value-type="string">
            <text:p>0f d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esdec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esdeclast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esenc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esenclast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esimc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eskeygenassist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a d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nd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5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5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ndn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5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ndn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5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blend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a 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blendps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a 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blendv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1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128 XMM0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blendvps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1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128 XMM0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flush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i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0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o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o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o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o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o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o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sd</text:p>
          </table:table-cell>
          <table:table-cell table:style-name="ce4" office:value-type="string">
            <text:p>:</text:p>
          </table:table-cell>
          <table:table-cell office:value-type="string">
            <text:p>f2</text:p>
          </table:table-cell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64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ss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32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pui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office:value-type="string">
            <text:p>EAX ECX</text:p>
          </table:table-cell>
          <table:table-cell table:style-name="ce4" office:value-type="string">
            <text:p>:</text:p>
          </table:table-cell>
          <table:table-cell office:value-type="string">
            <text:p>EAX EBX ECX EDX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9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1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dmsr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3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 table:number-columns-repeated="3"/>
          <table:table-cell table:style-name="ce4" office:value-type="string">
            <text:p>:</text:p>
          </table:table-cell>
          <table:table-cell office:value-type="string">
            <text:p>EC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dpm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3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 table:number-columns-repeated="3"/>
          <table:table-cell table:style-name="ce4" office:value-type="string">
            <text:p>:</text:p>
          </table:table-cell>
          <table:table-cell office:value-type="string">
            <text:p>EC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dran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dran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dran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/>
          <table:table-cell table:style-name="ce4"/>
          <table:table-cell/>
          <table:table-cell table:style-name="Default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dts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3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/>
          <table:table-cell table:style-name="ce4"/>
          <table:table-cell/>
          <table:table-cell table:style-name="Default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dtsc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01 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AX EC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o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ro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o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ud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19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603:Sheet1.V6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29T17:47:14</dc:date>
    <meta:editing-duration>P4DT13H27M37S</meta:editing-duration>
    <meta:editing-cycles>282</meta:editing-cycles>
    <dc:creator>Berkeley Churchill</dc:creator>
    <meta:document-statistic meta:table-count="3" meta:cell-count="9672" meta:object-count="0"/>
  </office:meta>
</office:document-meta>
</file>